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KG9" table:style-name="ta1">
        <table:shapes>
          <draw:frame draw:z-index="0" draw:style-name="gr1" draw:text-style-name="P1" svg:width="159.96mm" svg:height="90.05mm" svg:x="20.65mm" svg:y="108.37mm">
            <draw:object draw:notify-on-update-of-ranges="EKG9.A1:EKG9.A9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11-25T22:32:12.962943364</dc:date>
    <meta:editing-duration>PT14M16S</meta:editing-duration>
    <meta:editing-cycles>1</meta:editing-cycles>
    <meta:document-statistic meta:table-count="1" meta:cell-count="999" meta:object-count="1"/>
    <meta:generator>LibreOffice/6.3.2.2$Linux_X86_64 LibreOffice_project/30$Build-2</meta:generator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line" chart:style-name="ch1">
        <chart:legend chart:legend-position="end" svg:x="13.33cm" svg:y="4.204cm" style:legend-expansion="high" chart:style-name="ch2"/>
        <chart:plot-area chart:style-name="ch3" table:cell-range-address="EKG9.A1:EKG9.A999" svg:x="0.238cm" svg:y="0.049cm" svg:width="12.69cm" svg:height="8.644cm">
          <chartooo:coordinate-region svg:x="1.23cm" svg:y="0.248cm" svg:width="11.698cm" svg:height="7.5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KG9.A1:EKG9.A999" chart:class="chart:line">
            <chart:data-point chart:repeated="99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95">
                <text:p>995</text:p>
                <draw:g>
                  <svg:desc>EKG9.A1:EKG9.A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5">
                <text:p>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4">
                <text:p>9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89">
                <text:p>9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3">
                <text:p>99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86">
                <text:p>9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010">
                <text:p>10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9">
                <text:p>109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48">
                <text:p>114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80">
                <text:p>11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92">
                <text:p>119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77">
                <text:p>117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58">
                <text:p>105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1">
                <text:p>9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83">
                <text:p>98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68">
                <text:p>1168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199">
                <text:p>119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205">
                <text:p>120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175">
                <text:p>1175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122">
                <text:p>11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57">
                <text:p>105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33">
                <text:p>9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30">
                <text:p>930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34">
                <text:p>93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36">
                <text:p>93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981">
                <text:p>981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977">
                <text:p>97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80">
                <text:p>98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31">
                <text:p>93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26">
                <text:p>92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13">
                <text:p>91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10">
                <text:p>9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74">
                <text:p>97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048">
                <text:p>104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106">
                <text:p>1106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201">
                <text:p>120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216">
                <text:p>121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128">
                <text:p>112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034">
                <text:p>103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938">
                <text:p>938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37">
                <text:p>93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61">
                <text:p>961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65">
                <text:p>96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60">
                <text:p>96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59">
                <text:p>959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58">
                <text:p>958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54">
                <text:p>954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51">
                <text:p>95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56">
                <text:p>956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66">
                <text:p>96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67">
                <text:p>967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75">
                <text:p>975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71">
                <text:p>97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73">
                <text:p>973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76">
                <text:p>97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72">
                <text:p>97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62">
                <text:p>96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55">
                <text:p>95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52">
                <text:p>952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48">
                <text:p>94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50">
                <text:p>95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23">
                <text:p>92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19">
                <text:p>919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04">
                <text:p>904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895">
                <text:p>89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898">
                <text:p>89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09">
                <text:p>909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25">
                <text:p>925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70">
                <text:p>97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098">
                <text:p>109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119">
                <text:p>111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037">
                <text:p>103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24">
                <text:p>92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41">
                <text:p>941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42">
                <text:p>942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43">
                <text:p>94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46">
                <text:p>946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47">
                <text:p>94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49">
                <text:p>949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47">
                <text:p>94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2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